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3"/>
    <style:style style:name="P7" style:family="paragraph" style:parent-style-name="Standard" style:list-style-name="L4"/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rtual College</text:p>
      <text:p text:style-name="P4"/>
      <text:p text:style-name="P5">Functional Requirment</text:p>
      <text:p text:style-name="Standard"/>
      <text:p text:style-name="Standard"><text:s text:c="6"/>1. Every user should login to virtual college.</text:p>
      <text:list xml:id="list294994210" text:style-name="L1">
        <text:list-item>
          <text:p text:style-name="P1">Register for first time user.</text:p>
        </text:list-item>
        <text:list-item>
          <text:p text:style-name="P1">Every user can view his.her profile can edit profile.</text:p>
        </text:list-item>
        <text:list-item>
          <text:p text:style-name="P1">Online library facility is available for all user. Can view , search, download book.</text:p>
        </text:list-item>
        <text:list-item>
          <text:p text:style-name="P1">Admin should have privalage to create quiz, add student, assign faculty to course</text:p>
        </text:list-item>
        <text:list-item>
          <text:p text:style-name="P1">Teacher can conduct session , use facility of library and can teach multiple courses.</text:p>
        </text:list-item>
        <text:list-item>
          <text:p text:style-name="P1">Online sessions can be video or audio.</text:p>
        </text:list-item>
        <text:list-item>
          <text:p text:style-name="P1">There are various courses that student can enroll, teacher can teach multiple courses.</text:p>
        </text:list-item>
        <text:list-item>
          <text:p text:style-name="P1">Admin will create quiz , teacher can teach multiple courses.</text:p>
        </text:list-item>
      </text:list>
      <text:p text:style-name="Standard"/>
      <text:p text:style-name="P4"/>
      <text:p text:style-name="P5">Classes</text:p>
      <text:list xml:id="list929775083" text:style-name="L3">
        <text:list-item>
          <text:p text:style-name="P6">User</text:p>
          <text:list>
            <text:list-item>
              <text:p text:style-name="P6">Student</text:p>
            </text:list-item>
            <text:list-item>
              <text:p text:style-name="P6">Admin</text:p>
            </text:list-item>
            <text:list-item>
              <text:p text:style-name="P6">Teacher</text:p>
            </text:list-item>
          </text:list>
        </text:list-item>
        <text:list-item>
          <text:p text:style-name="P6">OnlineLibrary</text:p>
        </text:list-item>
        <text:list-item>
          <text:p text:style-name="P6">Course</text:p>
          <text:list>
            <text:list-item>
              <text:p text:style-name="P6">Category1</text:p>
            </text:list-item>
            <text:list-item>
              <text:p text:style-name="P6">Categoty2</text:p>
            </text:list-item>
          </text:list>
        </text:list-item>
        <text:list-item>
          <text:p text:style-name="P6">Quiz</text:p>
        </text:list-item>
        <text:list-item>
          <text:p text:style-name="P6">Video session</text:p>
        </text:list-item>
        <text:list-item>
          <text:p text:style-name="P6">Audio Session</text:p>
        </text:list-item>
      </text:list>
      <text:p text:style-name="Standard"/>
      <text:p text:style-name="P5"/>
      <text:p text:style-name="P5">Interfaces</text:p>
      <text:list xml:id="list1038139440" text:style-name="L4">
        <text:list-item>
          <text:p text:style-name="P7">User_interface</text:p>
          <text:list>
            <text:list-item>
              <text:p text:style-name="P7">User</text:p>
            </text:list-item>
            <text:list-item>
              <text:p text:style-name="P7">User Decorator</text:p>
            </text:list-item>
          </text:list>
        </text:list-item>
        <text:list-item>
          <text:p text:style-name="P7">Session</text:p>
          <text:list>
            <text:list-item>
              <text:p text:style-name="P7">Audio Session</text:p>
            </text:list-item>
            <text:list-item>
              <text:p text:style-name="P7">VIdeo Session</text:p>
            </text:list-item>
          </text:list>
        </text:list-item>
      </text:list>
      <text:p text:style-name="Standard"/>
      <text:p text:style-name="Standard"><text:tab/></text:p>
      <text:p text:style-name="Standard"/>
      <text:p text:style-name="P4"/>
      <text:p text:style-name="P5">List of Patterns</text:p>
      <text:list xml:id="list2133083497" text:style-name="L2">
        <text:list-item>
          <text:p text:style-name="P2">Decorator</text:p>
          <text:list>
            <text:list-item>
              <text:p text:style-name="P2">Decorator pattern can be used when when some classes have same functionality and some functionality need to add on runtimw or compile time</text:p>
            </text:list-item>
            <text:list-item>
              <text:p text:style-name="P2"/>
            </text:list-item>
          </text:list>
        </text:list-item>
        <text:list-item>
          <text:p text:style-name="P2">Factory</text:p>
          <text:list>
            <text:list-item>
              <text:p text:style-name="P2"/>
            </text:list-item>
          </text:list>
        </text:list-item>
        <text:list-item>
          <text:p text:style-name="P2">Singletone</text:p>
        </text:list-item>
      </text:list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>Sr. no</text:p>
          </table:table-cell>
          <table:table-cell table:style-name="Table1.A1" office:value-type="string">
            <text:p text:style-name="Table_20_Contents">Pattern Name</text:p>
          </table:table-cell>
          <table:table-cell table:style-name="Table1.A1" office:value-type="string">
            <text:p text:style-name="Table_20_Contents">Applicable to</text:p>
          </table:table-cell>
          <table:table-cell table:style-name="Table1.D1" office:value-type="string">
            <text:p text:style-name="Table_20_Contents">Description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Decorator</text:p>
          </table:table-cell>
          <table:table-cell table:style-name="Table1.A2" office:value-type="string">
            <text:p text:style-name="Table_20_Contents">Applied to User class contains user_interface, user decorator, user class</text:p>
          </table:table-cell>
          <table:table-cell table:style-name="Table1.D2" office:value-type="string">
            <text:p text:style-name="Standard"><text:s/>User can be student, teacher and admin having some common functionality.</text:p>
            <text:p text:style-name="Table_20_Contents">Common functionality can be inherited by decorator. And new functions can be added at runtime or compile time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Factory</text:p>
          </table:table-cell>
          <table:table-cell table:style-name="Table1.A2" office:value-type="string">
            <text:p text:style-name="Table_20_Contents">Session</text:p>
          </table:table-cell>
          <table:table-cell table:style-name="Table1.D2" office:value-type="string">
            <text:p text:style-name="Table_20_Contents">Session can be either audio or video. One session interface can be <text:s/>used, which implement AudioSession and VideoSession</text:p>
          </table:table-cell>
        </table:table-row>
        <table:table-row>
          <table:table-cell table:style-name="Table1.A2" office:value-type="string">
            <text:p text:style-name="Table_20_Contents">3.</text:p>
          </table:table-cell>
          <table:table-cell table:style-name="Table1.A2" office:value-type="string">
            <text:p text:style-name="Table_20_Contents">Singletone</text:p>
          </table:table-cell>
          <table:table-cell table:style-name="Table1.A2" office:value-type="string">
            <text:p text:style-name="Table_20_Contents">Admin</text:p>
          </table:table-cell>
          <table:table-cell table:style-name="Table1.D2" office:value-type="string">
            <text:p text:style-name="Table_20_Contents">Instead of creting multiple object for admin which does various work one object can be instantied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7:03:34</meta:creation-date>
    <dc:date>2014-07-07T18:41:47</dc:date>
    <meta:editing-duration>PT6M2S</meta:editing-duration>
    <meta:editing-cycles>1</meta:editing-cycles>
    <meta:document-statistic meta:table-count="1" meta:image-count="0" meta:object-count="0" meta:page-count="2" meta:paragraph-count="53" meta:word-count="267" meta:character-count="735" meta:non-whitespace-character-count="1375"/>
    <meta:generator>LibreOffice/3.5$Linux_X86_64 LibreOffice_project/350m1$Build-2</meta:generator>
  </office:meta>
</office:document-meta>
</file>